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3" fo:widows="3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orphans="3" fo:widows="3" fo:text-indent="0cm" style:auto-text-indent="false" fo:padding="0cm" fo:border="none"/>
      <style:text-properties fo:font-variant="normal" fo:text-transform="none" style:use-window-font-color="true" style:font-name="Times New Roman1" fo:font-size="14pt" fo:letter-spacing="normal" fo:language="cs" fo:country="CZ" fo:font-style="normal" style:text-underline-style="none" fo:font-weight="normal"/>
    </style:style>
    <style:style style:name="P3" style:family="paragraph" style:parent-style-name="Text_20_body">
      <style:paragraph-properties fo:margin-left="0cm" fo:margin-right="0cm" fo:margin-top="0cm" fo:margin-bottom="0cm" fo:orphans="3" fo:widows="3" fo:text-indent="0cm" style:auto-text-indent="false" fo:padding="0cm" fo:border="none"/>
      <style:text-properties fo:font-variant="normal" fo:text-transform="none" style:use-window-font-color="true" style:font-name="Times New Roman1" fo:font-size="14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fo:orphans="3" fo:widows="3" fo:text-indent="0cm" style:auto-text-indent="false" fo:padding="0cm" fo:border="none"/>
      <style:text-properties style:use-window-font-color="true"/>
    </style:style>
    <style:style style:name="P5" style:family="paragraph" style:parent-style-name="Heading_20_1">
      <style:text-properties fo:language="cs" fo:country="CZ"/>
    </style:style>
    <style:style style:name="P6" style:family="paragraph" style:parent-style-name="Heading_20_1">
      <style:text-properties style:use-window-font-color="true"/>
    </style:style>
    <style:style style:name="P7" style:family="paragraph" style:parent-style-name="Heading_20_2">
      <style:text-properties style:use-window-font-color="true"/>
    </style:style>
    <style:style style:name="P8" style:family="paragraph" style:parent-style-name="Heading_20_3">
      <style:text-properties fo:font-variant="normal" fo:text-transform="none" style:use-window-font-color="true" style:font-name="Times New Roman1" fo:font-size="14pt" fo:letter-spacing="normal" fo:language="cs" fo:country="CZ" fo:font-style="normal" style:text-underline-style="none" fo:font-weight="bold"/>
    </style:style>
    <style:style style:name="P9" style:family="paragraph" style:parent-style-name="Heading_20_3">
      <style:text-properties style:use-window-font-color="true"/>
    </style:style>
    <style:style style:name="P10" style:family="paragraph" style:parent-style-name="Heading_20_3">
      <style:paragraph-properties fo:break-before="page"/>
      <style:text-properties style:use-window-font-color="true"/>
    </style:style>
    <style:style style:name="P11" style:family="paragraph" style:parent-style-name="Text_20_body" style:list-style-name="L1">
      <style:paragraph-properties fo:margin-top="0cm" fo:margin-bottom="0cm" fo:padding="0cm" fo:border="none"/>
    </style:style>
    <style:style style:name="P12" style:family="paragraph" style:parent-style-name="Text_20_body" style:list-style-name="L1">
      <style:paragraph-properties fo:margin-top="0cm" fo:margin-bottom="0cm" fo:padding="0cm" fo:border="none"/>
      <style:text-properties fo:font-variant="normal" fo:text-transform="none" style:use-window-font-color="true" style:font-name="Times New Roman1" fo:font-size="14pt" fo:letter-spacing="normal" fo:language="cs" fo:country="CZ" fo:font-style="normal" style:text-underline-style="none" fo:font-weight="normal"/>
    </style:style>
    <style:style style:name="P13" style:family="paragraph" style:parent-style-name="Text_20_body" style:list-style-name="L3">
      <style:paragraph-properties fo:margin-top="0cm" fo:margin-bottom="0cm" fo:padding="0cm" fo:border="none"/>
      <style:text-properties fo:font-variant="normal" fo:text-transform="none" style:use-window-font-color="true" style:font-name="Times New Roman1" fo:font-size="14pt" fo:letter-spacing="normal" fo:language="cs" fo:country="CZ" fo:font-style="normal" style:text-underline-style="none" fo:font-weight="normal"/>
    </style:style>
    <style:style style:name="P14" style:family="paragraph" style:parent-style-name="Text_20_body" style:list-style-name="L4">
      <style:paragraph-properties fo:margin-top="0cm" fo:margin-bottom="0cm" fo:padding="0cm" fo:border="none"/>
      <style:text-properties fo:font-variant="normal" fo:text-transform="none" style:use-window-font-color="true" style:font-name="Times New Roman1" fo:font-size="14pt" fo:letter-spacing="normal" fo:language="cs" fo:country="CZ" fo:font-style="normal" style:text-underline-style="none" fo:font-weight="normal"/>
    </style:style>
    <style:style style:name="P15" style:family="paragraph" style:parent-style-name="Text_20_body" style:list-style-name="L5">
      <style:paragraph-properties fo:margin-top="0cm" fo:margin-bottom="0cm" fo:padding="0cm" fo:border="none"/>
      <style:text-properties fo:font-variant="normal" fo:text-transform="none" style:use-window-font-color="true" style:font-name="Times New Roman1" fo:font-size="14pt" fo:letter-spacing="normal" fo:language="cs" fo:country="CZ" fo:font-style="normal" style:text-underline-style="none" fo:font-weight="normal"/>
    </style:style>
    <style:style style:name="P16" style:family="paragraph" style:parent-style-name="Text_20_body" style:list-style-name="L7">
      <style:paragraph-properties fo:margin-top="0cm" fo:margin-bottom="0cm" fo:padding="0cm" fo:border="none"/>
      <style:text-properties fo:font-variant="normal" fo:text-transform="none" style:use-window-font-color="true" style:font-name="Times New Roman1" fo:font-size="14pt" fo:letter-spacing="normal" fo:language="cs" fo:country="CZ" fo:font-style="normal" style:text-underline-style="none" fo:font-weight="normal"/>
    </style:style>
    <style:style style:name="P17" style:family="paragraph" style:parent-style-name="Text_20_body" style:list-style-name="L8">
      <style:paragraph-properties fo:margin-top="0cm" fo:margin-bottom="0cm" fo:padding="0cm" fo:border="none"/>
      <style:text-properties fo:font-variant="normal" fo:text-transform="none" style:use-window-font-color="true" style:font-name="Times New Roman1" fo:font-size="14pt" fo:letter-spacing="normal" fo:language="cs" fo:country="CZ" fo:font-style="normal" style:text-underline-style="none" fo:font-weight="normal"/>
    </style:style>
    <style:style style:name="P18" style:family="paragraph" style:parent-style-name="Text_20_body" style:list-style-name="L9">
      <style:paragraph-properties fo:margin-top="0cm" fo:margin-bottom="0cm" fo:padding="0cm" fo:border="none"/>
      <style:text-properties fo:font-variant="normal" fo:text-transform="none" style:use-window-font-color="true" style:font-name="Times New Roman1" fo:font-size="14pt" fo:letter-spacing="normal" fo:language="cs" fo:country="CZ" fo:font-style="normal" style:text-underline-style="none" fo:font-weight="normal"/>
    </style:style>
    <style:style style:name="P19" style:family="paragraph" style:parent-style-name="Text_20_body" style:list-style-name="L10">
      <style:paragraph-properties fo:margin-top="0cm" fo:margin-bottom="0cm" fo:padding="0cm" fo:border="none"/>
      <style:text-properties fo:font-variant="normal" fo:text-transform="none" style:use-window-font-color="true" style:font-name="Times New Roman1" fo:font-size="14pt" fo:letter-spacing="normal" fo:language="cs" fo:country="CZ" fo:font-style="normal" style:text-underline-style="none" fo:font-weight="normal"/>
    </style:style>
    <style:style style:name="P20" style:family="paragraph" style:parent-style-name="Text_20_body" style:list-style-name="L11">
      <style:paragraph-properties fo:margin-top="0cm" fo:margin-bottom="0cm" fo:padding="0cm" fo:border="none"/>
      <style:text-properties fo:font-variant="normal" fo:text-transform="none" style:use-window-font-color="true" style:font-name="Times New Roman1" fo:font-size="14pt" fo:letter-spacing="normal" fo:language="cs" fo:country="CZ" fo:font-style="normal" style:text-underline-style="none" fo:font-weight="normal"/>
    </style:style>
    <style:style style:name="P21" style:family="paragraph" style:parent-style-name="Text_20_body" style:list-style-name="L12">
      <style:paragraph-properties fo:margin-top="0cm" fo:margin-bottom="0cm" fo:padding="0cm" fo:border="none"/>
      <style:text-properties fo:font-variant="normal" fo:text-transform="none" style:use-window-font-color="true" style:font-name="Times New Roman1" fo:font-size="14pt" fo:letter-spacing="normal" fo:language="cs" fo:country="CZ" fo:font-style="normal" style:text-underline-style="none" fo:font-weight="normal"/>
    </style:style>
    <style:style style:name="P22" style:family="paragraph" style:parent-style-name="Text_20_body" style:list-style-name="L2">
      <style:paragraph-properties fo:margin-top="0cm" fo:margin-bottom="0cm" fo:padding="0cm" fo:border="none"/>
    </style:style>
    <style:style style:name="P23" style:family="paragraph" style:parent-style-name="Text_20_body" style:list-style-name="L4">
      <style:paragraph-properties fo:margin-top="0cm" fo:margin-bottom="0cm" fo:padding="0cm" fo:border="none"/>
    </style:style>
    <style:style style:name="P24" style:family="paragraph" style:parent-style-name="Text_20_body" style:list-style-name="L5">
      <style:paragraph-properties fo:margin-top="0cm" fo:margin-bottom="0cm" fo:padding="0cm" fo:border="none"/>
    </style:style>
    <style:style style:name="P25" style:family="paragraph" style:parent-style-name="Text_20_body" style:list-style-name="L6">
      <style:paragraph-properties fo:margin-top="0cm" fo:margin-bottom="0cm" fo:padding="0cm" fo:border="none"/>
    </style:style>
    <style:style style:name="P26" style:family="paragraph" style:parent-style-name="Text_20_body" style:list-style-name="L13">
      <style:paragraph-properties fo:margin-top="0cm" fo:margin-bottom="0cm" fo:padding="0cm" fo:border="none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text-underline-style="none"/>
    </style:style>
    <style:style style:name="T3" style:family="text">
      <style:text-properties fo:font-style="italic"/>
    </style:style>
    <style:style style:name="T4" style:family="text">
      <style:text-properties fo:font-variant="normal" fo:text-transform="none" style:font-name="Times New Roman1" fo:font-size="14pt" fo:letter-spacing="normal" fo:language="cs" fo:country="CZ" fo:font-style="normal" style:text-underline-style="none" fo:font-weight="bold"/>
    </style:style>
    <style:style style:name="T5" style:family="text">
      <style:text-properties fo:font-variant="normal" fo:text-transform="none" style:font-name="Times New Roman1" fo:font-size="14pt" fo:letter-spacing="normal" fo:language="cs" fo:country="CZ" fo:font-style="normal" style:text-underline-style="none" fo:font-weight="normal"/>
    </style:style>
    <style:style style:name="T6" style:family="text">
      <style:text-properties fo:font-variant="normal" fo:text-transform="none" style:font-name="Times New Roman1" fo:font-size="14pt" fo:letter-spacing="normal" fo:language="cs" fo:country="CZ" fo:font-style="normal" style:text-underline-style="none" fo:font-weight="normal" fo:background-color="transparent"/>
    </style:style>
    <style:style style:name="T7" style:family="text">
      <style:text-properties fo:font-variant="normal" fo:text-transform="none" style:use-window-font-color="true" style:font-name="Times New Roman1" fo:font-size="14pt" fo:letter-spacing="normal" fo:language="cs" fo:country="CZ" fo:font-style="normal" style:text-underline-style="none" fo:font-weight="normal"/>
    </style:style>
    <style:style style:name="T8" style:family="text">
      <style:text-properties fo:font-variant="normal" fo:text-transform="none" style:use-window-font-color="true" style:font-name="Times New Roman1" fo:font-size="14pt" fo:letter-spacing="normal" fo:language="cs" fo:country="CZ" fo:font-style="normal" style:text-underline-style="none" fo:font-weight="normal" fo:background-color="transparent"/>
    </style:style>
    <style:style style:name="T9" style:family="text">
      <style:text-properties fo:font-variant="normal" fo:text-transform="none" style:use-window-font-color="true" style:font-name="Times New Roman1" fo:font-size="14pt" fo:letter-spacing="normal" fo:language="cs" fo:country="CZ" fo:font-style="italic" style:text-underline-style="none" fo:font-weight="normal" style:font-style-asian="italic" style:font-style-complex="italic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bookmark text:name="firstHeading"/>Stanovy<text:bookmark text:name="Stanovy"/></text:h>
      <text:section text:style-name="Sect1" text:name="content">
        <text:section text:style-name="Sect2" text:name="bodyContent">
          <text:section text:style-name="Sect3" text:name="mw-content-text">
            <text:p text:style-name="P2">Stanovy občanského sdružení <text:span text:style-name="T3">spolek Mladí Piráti</text:span></text:p>
            <text:h text:style-name="P9" text:outline-level="3"><text:bookmark text:name=".C4.8Cl._I_Z.C3.A1kladn.C3.AD_ustanoven.C3.AD"/><text:span text:style-name="T4">Čl. I Základní </text:span><text:span text:style-name="T1">ustanovení</text:span></text:h>
            <text:p text:style-name="P1"><text:span text:style-name="T7">(1) Občanské sdružení s názvem </text:span><text:span text:style-name="T9">spolek Mladí Piráti</text:span><text:span text:style-name="T7"> (dále jen spolek) se zřizuje podle </text:span><text:a xlink:type="simple" xlink:href="http://www.zakonyprolidi.cz/cs/1990-83"><text:span text:style-name="T8">zákona č. 83/1990 Sb.</text:span></text:a><text:span text:style-name="T7">, o sdružování občanů.</text:span></text:p>
            <text:p text:style-name="P3"><text:span text:style-name="T2">(2) Sídlem spolku je Bendlova 29/1114, 613 00, Brno – Černé Pole.</text:span></text:p>
            <text:p text:style-name="P2">(3) Spolek je právnickou osobou, způsobilou nabývat práva a povinnosti v souladu s platnými právními předpisy a těmito stanovami.</text:p>
            <text:h text:style-name="P9" text:outline-level="3"><text:bookmark text:name=".C4.8Cl._II_C.C3.ADle_a_.C3.BA.C4.8Del_.C4.8Dinnosti"/><text:span text:style-name="T4">Čl. II Cíle a účel </text:span><text:span text:style-name="T1">činnosti</text:span></text:h>
            <text:p text:style-name="P2">(1) Cílem Mladých Pirátů je na prvním místě všeobecně podporovat aktivní občanství mladých lidí.</text:p>
            <text:p text:style-name="P2">(2) Mladí Piráti chtějí svou aktivitou prosazovat a podporovat</text:p>
            <text:list xml:id="list1279693189" text:style-name="L1">
              <text:list-item>
                <text:p text:style-name="P11"><text:span text:style-name="T7">a) </text:span><text:a xlink:type="simple" xlink:href="http://mladipirati.cz/index.php?title=Svobodný_přístup_jednotlivců_k_informacím&amp;action=edit&amp;redlink=1"><text:span text:style-name="T8">svobodný přístup jednotlivců k informacím</text:span></text:a><text:span text:style-name="T7">,</text:span></text:p>
              </text:list-item>
              <text:list-item>
                <text:p text:style-name="P11"><text:span text:style-name="T7">b) </text:span><text:a xlink:type="simple" xlink:href="http://mladipirati.cz/index.php?title=Ochranu_soukromí_jednotlivce&amp;action=edit&amp;redlink=1"><text:span text:style-name="T8">ochranu soukromí jednotlivce</text:span></text:a><text:span text:style-name="T7">,</text:span></text:p>
              </text:list-item>
              <text:list-item>
                <text:p text:style-name="P11"><text:span text:style-name="T7">c) </text:span><text:a xlink:type="simple" xlink:href="http://mladipirati.cz/index.php?title=Svobodu_slova&amp;action=edit&amp;redlink=1"><text:span text:style-name="T8">svobodu slova</text:span></text:a><text:span text:style-name="T7"> a vyjadřování,</text:span></text:p>
              </text:list-item>
              <text:list-item>
                <text:p text:style-name="P11"><text:span text:style-name="T7">d) </text:span><text:a xlink:type="simple" xlink:href="http://mladipirati.cz/index.php?title=Svobodná_díla&amp;action=edit&amp;redlink=1"><text:span text:style-name="T8">svobodná díla</text:span></text:a><text:span text:style-name="T7">, </text:span><text:a xlink:type="simple" xlink:href="http://mladipirati.cz/index.php?title=Svobodný_software&amp;action=edit&amp;redlink=1"><text:span text:style-name="T8">software</text:span></text:a><text:span text:style-name="T7"> a </text:span><text:a xlink:type="simple" xlink:href="http://mladipirati.cz/index.php?title=Svobodné_standardy&amp;action=edit&amp;redlink=1"><text:span text:style-name="T8">standardy</text:span></text:a><text:span text:style-name="T7">,</text:span></text:p>
              </text:list-item>
              <text:list-item>
                <text:p text:style-name="P11"><text:span text:style-name="T7">e) </text:span><text:a xlink:type="simple" xlink:href="http://mladipirati.cz/index.php?title=Demokracii&amp;action=edit&amp;redlink=1"><text:span text:style-name="T8">demokracii</text:span></text:a><text:span text:style-name="T7">, </text:span><text:a xlink:type="simple" xlink:href="http://mladipirati.cz/index.php?title=Humanismus&amp;action=edit&amp;redlink=1"><text:span text:style-name="T8">humanismus</text:span></text:a><text:span text:style-name="T7"> a </text:span><text:a xlink:type="simple" xlink:href="http://mladipirati.cz/index.php?title=Maximální_zapojení_veřejnosti_do_rozhodování&amp;action=edit&amp;redlink=1"><text:span text:style-name="T8">maximální zapojení veřejnosti do rozhodování</text:span></text:a><text:span text:style-name="T7">,</text:span></text:p>
              </text:list-item>
              <text:list-item>
                <text:p text:style-name="P11"><text:span text:style-name="T7">f) </text:span><text:a xlink:type="simple" xlink:href="http://mladipirati.cz/index.php?title=Transparentní_veřejný_sektor&amp;action=edit&amp;redlink=1"><text:span text:style-name="T8">transparentní veřejný sektor</text:span></text:a><text:span text:style-name="T7">,</text:span></text:p>
              </text:list-item>
              <text:list-item>
                <text:p text:style-name="P12">g) podporu vzdělávání a vědeckých institucí,</text:p>
              </text:list-item>
              <text:list-item>
                <text:p text:style-name="P11"><text:span text:style-name="T7">h) </text:span><text:a xlink:type="simple" xlink:href="http://mladipirati.cz/index.php?title=Solidaritu&amp;action=edit&amp;redlink=1"><text:span text:style-name="T8">solidaritu</text:span></text:a><text:span text:style-name="T7"> a </text:span><text:a xlink:type="simple" xlink:href="http://mladipirati.cz/index.php?title=Toleranci&amp;action=edit&amp;redlink=1"><text:span text:style-name="T8">toleranci</text:span></text:a><text:span text:style-name="T7"> mezi </text:span><text:a xlink:type="simple" xlink:href="http://mladipirati.cz/index.php?title=Mladými_lidmi&amp;action=edit&amp;redlink=1"><text:span text:style-name="T8">mladými lidmi</text:span></text:a><text:span text:style-name="T7">,</text:span></text:p>
              </text:list-item>
              <text:list-item>
                <text:p text:style-name="P11"><text:span text:style-name="T7">i) </text:span><text:a xlink:type="simple" xlink:href="http://mladipirati.cz/index.php?title=Ochranu&amp;action=edit&amp;redlink=1"><text:span text:style-name="T8">ochranu</text:span></text:a><text:span text:style-name="T7"> </text:span><text:a xlink:type="simple" xlink:href="http://mladipirati.cz/index.php?title=Životního_prostředí&amp;action=edit&amp;redlink=1"><text:span text:style-name="T8">životního prostředí</text:span></text:a><text:span text:style-name="T7">.</text:span></text:p>
              </text:list-item>
            </text:list>
            <text:p text:style-name="P1"><text:span text:style-name="T7">(3) Mladí Piráti chtějí všemi </text:span><text:a xlink:type="simple" xlink:href="http://mladipirati.cz/index.php?title=Zákonnými_prostředky&amp;action=edit&amp;redlink=1"><text:span text:style-name="T8">zákonnými prostředky</text:span></text:a><text:span text:style-name="T7"> bojovat proti</text:span></text:p>
            <text:list xml:id="list737948453" text:style-name="L2">
              <text:list-item>
                <text:p text:style-name="P22"><text:span text:style-name="T7">a) </text:span><text:a xlink:type="simple" xlink:href="http://mladipirati.cz/index.php?title=Zneužívání_zákonů_k_omezování_svobody&amp;action=edit&amp;redlink=1"><text:span text:style-name="T8">zneužívání zákonů k omezování svobody</text:span></text:a><text:span text:style-name="T7">,</text:span></text:p>
              </text:list-item>
              <text:list-item>
                <text:p text:style-name="P22"><text:span text:style-name="T7">b) </text:span><text:a xlink:type="simple" xlink:href="http://mladipirati.cz/index.php?title=Cenzuře&amp;action=edit&amp;redlink=1"><text:span text:style-name="T8">cenzuře</text:span></text:a><text:span text:style-name="T7">, </text:span><text:a xlink:type="simple" xlink:href="http://mladipirati.cz/index.php?title=Násilí&amp;action=edit&amp;redlink=1"><text:span text:style-name="T8">násilí</text:span></text:a><text:span text:style-name="T7">, </text:span><text:a xlink:type="simple" xlink:href="http://mladipirati.cz/index.php?title=Rasismu&amp;action=edit&amp;redlink=1"><text:span text:style-name="T8">rasismu</text:span></text:a><text:span text:style-name="T7">, </text:span><text:a xlink:type="simple" xlink:href="http://mladipirati.cz/index.php?title=Šikaně&amp;action=edit&amp;redlink=1"><text:span text:style-name="T8">šikaně</text:span></text:a><text:span text:style-name="T7">, </text:span><text:a xlink:type="simple" xlink:href="http://mladipirati.cz/index.php?title=Strachu&amp;action=edit&amp;redlink=1"><text:span text:style-name="T8">strachu</text:span></text:a><text:span text:style-name="T7">, </text:span><text:a xlink:type="simple" xlink:href="http://mladipirati.cz/index.php?title=Nejistotě&amp;action=edit&amp;redlink=1"><text:span text:style-name="T8">nejistotě</text:span></text:a><text:span text:style-name="T7"> a pochybám ve společnosti a proti </text:span><text:a xlink:type="simple" xlink:href="http://mladipirati.cz/index.php?title=Potlačování_lidských_práv&amp;action=edit&amp;redlink=1"><text:span text:style-name="T8">potlačování lidských práv</text:span></text:a><text:span text:style-name="T7">.</text:span></text:p>
              </text:list-item>
            </text:list>
            <text:h text:style-name="P8" text:outline-level="3"><text:bookmark text:name=".C4.8Cl._III_Formy_.C4.8Dinnosti"/>Čl. III Formy činnosti</text:h>
            <text:p text:style-name="P2">(1) Náplň činnosti musí odpovídat cílům spolku a probíhat formou</text:p>
            <text:list xml:id="list657921924" text:style-name="L3">
              <text:list-item>
                <text:p text:style-name="P13">a) poskytování obecně prospěšných činností v oblastech vzdělávání, kultury a volnočasových aktivit,</text:p>
              </text:list-item>
              <text:list-item>
                <text:p text:style-name="P13">b) účasti ve správních i jiných řízeních, ve kterých mohou být dotčeny zájmy spolku,</text:p>
              </text:list-item>
              <text:list-item>
                <text:p text:style-name="P13">c) vydávání letáků, publikací, plakátů,</text:p>
              </text:list-item>
              <text:list-item>
                <text:p text:style-name="P13">d) dobrovolnické činnosti a její koordinace,</text:p>
              </text:list-item>
              <text:list-item>
                <text:p text:style-name="P13">e) mezinárodní spolupráce.</text:p>
              </text:list-item>
            </text:list>
            <text:h text:style-name="P8" text:outline-level="3"/>
            <text:h text:style-name="P10" text:outline-level="3"><text:bookmark text:name=".C4.8Cl._IV_Symboly"/><text:span text:style-name="T4">Čl. IV </text:span><text:span text:style-name="T1">Symboly</text:span></text:h>
            <text:p text:style-name="P4"><text:span text:style-name="T5">(1) Logem</text:span><text:span text:style-name="T6"> </text:span><text:span text:style-name="T5">spolku je černá plachta v černém kruhu s fialovým šátkem na bílém pozadí; viz příloha.</text:span></text:p>
            <text:p text:style-name="P2">(2) Barvou spolku je fialová (#917DAE).</text:p>
            <text:p text:style-name="P2">(3) Pozdrav spolku je "Ahoj!".</text:p>
            <text:h text:style-name="P7" text:outline-level="2"><text:bookmark text:name=".C4.8Clenstv.C3.AD"/>Členství</text:h>
            <text:h text:style-name="P9" text:outline-level="3"><text:bookmark text:name=".C4.8Cl._V_.C4.8Clenstv.C3.AD_ve_spolku"/><text:span text:style-name="T4">Čl. V </text:span><text:span text:style-name="T1">Členství</text:span><text:span text:style-name="T4"> ve spolku</text:span></text:h>
            <text:p text:style-name="P2">(1) Členem spolku se může stát jen fyzická osoba od 15 do 30 let včetně. Člen spolku se nazývá Plavčík.</text:p>
            <text:p text:style-name="P1"><text:span text:style-name="T7">(2) </text:span><text:a xlink:type="simple" xlink:href="http://mladipirati.cz/index.php?title=Přihlášku&amp;action=edit&amp;redlink=1"><text:span text:style-name="T8">Přihlášku</text:span></text:a><text:span text:style-name="T7"> ke členství přijímá </text:span><text:a xlink:type="simple" xlink:href="http://mladipirati.cz/index.php?title=Stanovy&amp;printable=yes#kapit.C3.A1n"><text:span text:style-name="T8">Kapitán</text:span></text:a><text:span text:style-name="T7"> místně příslušné </text:span><text:a xlink:type="simple" xlink:href="http://mladipirati.cz/index.php?title=Stanovy&amp;printable=yes#.C4.8Cl._IX_M.C3.ADstn.C3.AD_a_z.C3.A1jmov.C3.A9_Pos.C3.A1dky"><text:span text:style-name="T8">Posádky</text:span></text:a><text:span text:style-name="T7"> nebo </text:span><text:a xlink:type="simple" xlink:href="http://mladipirati.cz/index.php?title=Stanovy&amp;printable=yes#gener.C3.A1l"><text:span text:style-name="T8">Generál</text:span></text:a><text:span text:style-name="T7">. Členství vzniká přijetím </text:span><text:a xlink:type="simple" xlink:href="http://mladipirati.cz/index.php?title=Stanovy&amp;printable=yes#.C5.A1t.C3.A1b"><text:span text:style-name="T8">Generálním štábem</text:span></text:a><text:span text:style-name="T7"> a zaplacením </text:span><text:a xlink:type="simple" xlink:href="http://mladipirati.cz/index.php?title=Členský_příspěvek&amp;action=edit&amp;redlink=1"><text:span text:style-name="T8">členského příspěvku</text:span></text:a><text:span text:style-name="T7">.</text:span></text:p>
            <text:p text:style-name="P2">(3) Členství zaniká</text:p>
            <text:list xml:id="list82826599" text:style-name="L4">
              <text:list-item>
                <text:p text:style-name="P14">a) oznámením člena o vystoupení Generálovi;</text:p>
              </text:list-item>
              <text:list-item>
                <text:p text:style-name="P14">b) dovršením věkové hranice 35 let;</text:p>
              </text:list-item>
              <text:list-item>
                <text:p text:style-name="P23"><text:span text:style-name="T7">c) rozhodnutím </text:span><text:a xlink:type="simple" xlink:href="http://mladipirati.cz/index.php?title=Stanovy&amp;printable=yes#flotila"><text:span text:style-name="T8">Flotily</text:span></text:a><text:span text:style-name="T7"> o vyloučení;</text:span></text:p>
              </text:list-item>
              <text:list-item>
                <text:p text:style-name="P14">d) nezaplacením členského příspěvku;</text:p>
              </text:list-item>
              <text:list-item>
                <text:p text:style-name="P14">e) úmrtím Plavčíka;</text:p>
              </text:list-item>
              <text:list-item>
                <text:p text:style-name="P14">f) zánikem spolku.</text:p>
              </text:list-item>
            </text:list>
            <text:p text:style-name="P2">(4) Plavčík má právo</text:p>
            <text:list xml:id="list1099729080" text:style-name="L5">
              <text:list-item>
                <text:p text:style-name="P15">a) účastnit se činnosti spolku a jeho orgánů a být o této činnosti informován;</text:p>
              </text:list-item>
              <text:list-item>
                <text:p text:style-name="P24"><text:span text:style-name="T7">b) účastnit se Flotily, volit </text:span><text:a xlink:type="simple" xlink:href="http://mladipirati.cz/index.php?title=Stanovy&amp;printable=yes#Org.C3.A1ny_spolku"><text:span text:style-name="T8">orgány spolku</text:span></text:a><text:span text:style-name="T7"> a být do nich volen;</text:span></text:p>
              </text:list-item>
              <text:list-item>
                <text:p text:style-name="P15">c) předkládat návrhy, podněty a připomínky orgánům spolku k jejich činnosti.</text:p>
              </text:list-item>
            </text:list>
            <text:p text:style-name="P2">(5) Plavčík má povinnost</text:p>
            <text:list xml:id="list1825974802" text:style-name="L6">
              <text:list-item>
                <text:p text:style-name="P25"><text:span text:style-name="T7">a) dodržovat tyto </text:span><text:a xlink:type="simple" xlink:href="http://mladipirati.cz/index.php?title=Stanovy&amp;printable=yes#Stanovy"><text:span text:style-name="T8">stanovy</text:span></text:a><text:span text:style-name="T7">;</text:span></text:p>
              </text:list-item>
              <text:list-item>
                <text:p text:style-name="P25"><text:span text:style-name="T7">b) jednat v souladu s </text:span><text:a xlink:type="simple" xlink:href="http://mladipirati.cz/index.php?title=Stanovy&amp;printable=yes#.C4.8Cl._II_C.C3.ADle_a_.C3.BA.C4.8Del_.C4.8Dinnosti"><text:span text:style-name="T8">cíli spolku</text:span></text:a><text:span text:style-name="T7"> a </text:span><text:a xlink:type="simple" xlink:href="http://mladipirati.cz/index.php?title=Pirátský_kodex"><text:span text:style-name="T8">Pirátským kodexem</text:span></text:a><text:span text:style-name="T7">, viz </text:span><text:a xlink:type="simple" xlink:href="http://mladipirati.cz/index.php?title=Stanovy&amp;printable=yes#P.C5.99.C3.ADlohy"><text:span text:style-name="T8">příloha</text:span></text:a><text:span text:style-name="T7">;</text:span></text:p>
              </text:list-item>
              <text:list-item>
                <text:p text:style-name="P25"><text:span text:style-name="T7">c) platit </text:span><text:a xlink:type="simple" xlink:href="http://mladipirati.cz/index.php?title=Členský_příspěvek&amp;action=edit&amp;redlink=1"><text:span text:style-name="T8">členské příspěvky</text:span></text:a><text:span text:style-name="T7">.</text:span></text:p>
              </text:list-item>
            </text:list>
            <text:p text:style-name="P1"><text:span text:style-name="T7">(6) Výši členského příspěvku stanoví na každý další rok Flotila. </text:span><text:a xlink:type="simple" xlink:href="http://mladipirati.cz/index.php?title=Splatnost&amp;action=edit&amp;redlink=1"><text:span text:style-name="T8">Splatnost</text:span></text:a><text:span text:style-name="T7"> příspěvku na kalendářní rok je 31. března.</text:span></text:p>
            <text:h text:style-name="P9" text:outline-level="3"><text:bookmark text:name=".C4.8Cl._VI_.C4.8Cestn.C3.A9_.C4.8Dlenstv.C3.AD"/><text:span text:style-name="T1">Čl. VI </text:span><text:span text:style-name="T1">Čestné</text:span><text:span text:style-name="T1"> členství</text:span></text:h>
            <text:p text:style-name="P1"><text:span text:style-name="T7">(1) Flotila může jmenovat čestným členem spolku </text:span><text:a xlink:type="simple" xlink:href="http://mladipirati.cz/index.php?title=Fyzická_osoba&amp;action=edit&amp;redlink=1"><text:span text:style-name="T8">fyzickou</text:span></text:a><text:span text:style-name="T7"> či </text:span><text:a xlink:type="simple" xlink:href="http://mladipirati.cz/index.php?title=Právnická_osoba&amp;action=edit&amp;redlink=1"><text:span text:style-name="T8">právnickou osobu</text:span></text:a><text:span text:style-name="T7"> za naplňování cílů, které jsou i </text:span><text:a xlink:type="simple" xlink:href="http://mladipirati.cz/index.php?title=Stanovy&amp;printable=yes#.C4.8Cl._II_C.C3.ADle_a_.C3.BA.C4.8Del_.C4.8Dinnosti"><text:span text:style-name="T8">cíli spolku</text:span></text:a><text:span text:style-name="T7">.</text:span></text:p>
            <text:p text:style-name="P2">(2) Čestný člen nemá žádná práva ani povinnosti, vyjma těch, které mu stanovy výslovně přiznávají.</text:p>
            <text:p text:style-name="P2">(3) Čestný člen má právo</text:p>
            <text:list xml:id="list1827312543" text:style-name="L7">
              <text:list-item>
                <text:p text:style-name="P16">a) účastnit se činnosti spolku a jeho orgánů a být o této činnosti informován;</text:p>
              </text:list-item>
              <text:list-item>
                <text:p text:style-name="P16">b) účastnit se Flotily, předkládat návrhy, podněty a připomínky k činnosti spolku.</text:p>
              </text:list-item>
            </text:list>
            <text:p text:style-name="P2">(4) Flotila může rozhodnout o zrušení čestného členství.</text:p>
            <text:h text:style-name="P7" text:outline-level="2"><text:bookmark text:name="Org.C3.A1ny_spolku"/><text:soft-page-break/>Orgány spolku</text:h>
            <text:h text:style-name="P9" text:outline-level="3"><text:bookmark text:name=".C4.8Cl._VII_.C4.8Clensk.C3.A1_sch.C5.AFze_.28d.C3.A1le_Flotila.29"/><text:bookmark text:name=".23flotila"/>Čl. VII Členská schůze (dále Flotila)</text:h>
            <text:p text:style-name="P2">(1) Flotila je nejvyšším orgánem spolku; schází se nejméně dvakrát ročně;</text:p>
            <text:p text:style-name="P2">(2) Flotilu svolává Generální štáb. Flotila je usnášeníschopná, je-li oznámena alespoň 30 dní předem.</text:p>
            <text:p text:style-name="P2">(3) Flotila přijímá rozhodnutí tajným hlasováním; pro přijetí rozhodnutí je potřeba souhlas nadpoloviční většiny přítomných Plavčíků, pokud tyto stanovy neurčí jinak.</text:p>
            <text:p text:style-name="P2">(4) Flotila</text:p>
            <text:list xml:id="list894257880" text:style-name="L8">
              <text:list-item>
                <text:p text:style-name="P17">a) schvaluje stanovy spolku a jejich změny, rozhoduje o zániku spolku — pro přijetí těchto rozhodnutí je potřeba souhlas dvoutřetinové většiny přítomných Plavčíků.</text:p>
              </text:list-item>
              <text:list-item>
                <text:p text:style-name="P17">b) volí Admirála, Strážce pokladu, Generály, Korzára a jejich náhradníky;</text:p>
              </text:list-item>
              <text:list-item>
                <text:p text:style-name="P17">c) schvaluje rozpočet, zprávu o činnosti, zprávu o hospodaření za minulé období a revizní zprávu;</text:p>
              </text:list-item>
              <text:list-item>
                <text:p text:style-name="P17">d) rozhoduje o vyloučení člena;</text:p>
              </text:list-item>
              <text:list-item>
                <text:p text:style-name="P17">e) konkretizuje činnost pro další období;</text:p>
              </text:list-item>
              <text:list-item>
                <text:p text:style-name="P17">f) stanovuje výši členských příspěvků;</text:p>
              </text:list-item>
              <text:list-item>
                <text:p text:style-name="P17">g) jmenuje čestné členy spolku a ruší čestné členství.</text:p>
              </text:list-item>
            </text:list>
            <text:h text:style-name="P9" text:outline-level="3"><text:bookmark text:name=".C4.8Cl._VIII_Gener.C3.A1ln.C3.AD_.C5.A1t.C3.A1b_a_jedn.C3.A1n.C3.AD_jm.C3.A9nem_spolku"/>Čl. VIII Generální štáb a jednání jménem spolku</text:h>
            <text:p text:style-name="P2">(1) Statutárním orgánem spolku je Generální štáb, za nějž jedná Admirál samostatně, nebo tři Generálové společně.</text:p>
            <text:p text:style-name="P2">(2) Generální štáb spolku se skládá z <text:bookmark text:name="gener.C3.A1l"/>Generálů; Admirála, Strážce pokladu a tří dalších Generálů. Funkční období Generálního štábu je jednoleté.</text:p>
            <text:p text:style-name="P2"><text:bookmark text:name=".C5.A1t.C3.A1b"/>(3) Generální štáb</text:p>
            <text:list xml:id="list832259736" text:style-name="L9">
              <text:list-item>
                <text:p text:style-name="P18">a) řídí spolek v období mezi schůzemi Flotily,</text:p>
              </text:list-item>
              <text:list-item>
                <text:p text:style-name="P18">b) projednává předložené podněty členů spolku na své nejbližší schůzi,</text:p>
              </text:list-item>
              <text:list-item>
                <text:p text:style-name="P18">c) informuje členy spolku minimálně jednou měsíčně o činnosti spolku a souvisejícím dění,</text:p>
              </text:list-item>
              <text:list-item>
                <text:p text:style-name="P18">d) schvaluje založení Posádek, jmenuje Kapitána Posádky, může svolat schůzi Posádky, může rušit Posádky,</text:p>
              </text:list-item>
              <text:list-item>
                <text:p text:style-name="P18">e) předkládá Flotile zprávu o činnosti za minulé funkční období, případné návrhy změn stanov, návrh cílů další činnosti apod.,</text:p>
              </text:list-item>
              <text:list-item>
                <text:p text:style-name="P18">f) vede neveřejný seznam členů; zápis provádí při vzniku členství a výmaz při jeho zániku.</text:p>
              </text:list-item>
            </text:list>
            <text:p text:style-name="P2">(4) Admirál</text:p>
            <text:list xml:id="list1688969951" text:style-name="L10">
              <text:list-item>
                <text:p text:style-name="P19">a) svolává schůzi Generálního štábu kdykoliv ho o to požádá jiný Generál, nejméně však jednou měsíčně,</text:p>
              </text:list-item>
              <text:list-item>
                <text:p text:style-name="P19">b) řídí činnost a schůze Generálního štábu,</text:p>
              </text:list-item>
              <text:list-item>
                <text:p text:style-name="P19">c) pověřuje jednáním jménem spolku další osoby.</text:p>
              </text:list-item>
            </text:list>
            <text:p text:style-name="P2">(5) Strážce pokladu</text:p>
            <text:list xml:id="list406349403" text:style-name="L11">
              <text:list-item>
                <text:p text:style-name="P20"><text:soft-page-break/>a) předkládá Flotile zprávu o hospodaření za minulé období, návrh rozpočtu na další období a návrh na výši členských příspěvků,</text:p>
              </text:list-item>
              <text:list-item>
                <text:p text:style-name="P20">b) má dispoziční právo s veškerým majetkem spolku.</text:p>
              </text:list-item>
            </text:list>
            <text:p text:style-name="P2">(6) Generální štáb je usnášeníschopný, je-li přítomna nadpoloviční většina jeho členů a rozhoduje nadpoloviční většinou přítomných hlasů. V případě rovnosti hlasů může rozhodnout Admirál. Schůze generálního štábu jsou volně přístupné členům spolku.</text:p>
            <text:h text:style-name="P9" text:outline-level="3"><text:bookmark text:name=".C4.8Cl._IX_M.C3.ADstn.C3.AD_a_z.C3.A1jmov.C3.A9_Pos.C3.A1dky"/>Čl. IX Místní a zájmové Posádky</text:h>
            <text:p text:style-name="P2">(1) Posádku mohou založit minimálně tři Plavčíci. Žádost o založení schvaluje Generální štáb. Posádky jsou buďto ohraničené územím nebo zájmy svých členů.</text:p>
            <text:p text:style-name="P2">(2) Nejvyšším orgánem Posádky je schůze Posádky, kterou vyhlašuje její Kapitán nejméně dvakrát ročně.</text:p>
            <text:p text:style-name="P2"><text:bookmark text:name="kapit.C3.A1n"/>(3) Kapitán</text:p>
            <text:list xml:id="list2162925188" text:style-name="L12">
              <text:list-item>
                <text:p text:style-name="P21">a) řídí a spravuje Posádku,</text:p>
              </text:list-item>
              <text:list-item>
                <text:p text:style-name="P21">b) schvaluje žádosti Plavčíků o členství v Posádce,</text:p>
              </text:list-item>
              <text:list-item>
                <text:p text:style-name="P21">c) předává žádosti o členství ve spolku Generálnímu štábu.</text:p>
              </text:list-item>
            </text:list>
            <text:p text:style-name="P2">(4) Kapitán Posádky je jmenován Generálním štábem na návrh Posádky.</text:p>
            <text:p text:style-name="P2">(5) Plavčík může být vyloučen z Posádky, pokud to Kapitán navrhne a Posádka schválí.</text:p>
            <text:h text:style-name="P9" text:outline-level="3"><text:bookmark text:name=".C4.8Cl._X_Kontroln.C3.AD_org.C3.A1n_.28d.C3.A1le_Korz.C3.A1r.29"/>Čl. X Kontrolní orgán (dále Korzár)</text:h>
            <text:p text:style-name="P2">(1) Kontroluje činnost spolku, především jeho hospodaření a plnění rozhodnutí Flotily; jeho funkčním obdobím je jeden rok;</text:p>
            <text:p text:style-name="P2">(2) Připravuje revizní zprávy a posudek výroční zprávy; tyto předkládá Flotile.</text:p>
            <text:h text:style-name="P7" text:outline-level="2"><text:bookmark text:name="Hospora.C5.99en.C3.AD_a_transparence"/>Hospodaření a transparence</text:h>
            <text:h text:style-name="P9" text:outline-level="3"><text:bookmark text:name=".C4.8Cl._XI_Z.C3.A1sady_hospoda.C5.99en.C3.AD"/>Čl. XI Zásady hospodaření</text:h>
            <text:p text:style-name="P2">(1) Spolek je neziskovou organizací. Případné příjmy budou tvořit členské příspěvky, dary, dotace a granty a budou používány na činnost spolku. Dalšími příjmy mohou být příjmy z činnosti, která je v souladu s cíli spolku. Spolek může uzavřít smlouvu o spolupráci s právnickou osobou pro finanční zajištění svých aktivit.</text:p>
            <text:p text:style-name="P2">(2) Výdaje spolku jsou zaměřeny na uskutečňování cílů spolku v souladu s formami činností podle těchto stanov a rozpočtem spolku.</text:p>
            <text:h text:style-name="P9" text:outline-level="3"><text:bookmark text:name=".C4.8Cl._XII_Transparence"/>Čl. XII Transparence</text:h>
            <text:p text:style-name="P2">(1) Orgány zveřejňují všechny informace z vlastní činnosti na Internetu (včetně účetnictví s doklady, obchodních smluv, majetkové struktury, rozhodnutí orgánů, zápisů z jednání), které nejsou vyloučeny podle zákona o svobodném přístupu k informacím.</text:p>
            <text:p text:style-name="P2">(2) Spolek hospodaří výlučně přes transparentní bankovní účet, který zveřejňuje banka okamžitě na Internetu.</text:p>
            <text:p text:style-name="P2">(3) Korzár kontroluje dodržování pravidel transparence.</text:p>
            <text:h text:style-name="P7" text:outline-level="2"><text:bookmark text:name="Z.C3.A1nik_a_dal.C5.A1.C3.AD_ustanoven.C3.AD"/><text:soft-page-break/>Zánik a další ustanovení</text:h>
            <text:h text:style-name="P9" text:outline-level="3"><text:bookmark text:name=".C4.8Cl._XIII_Okolnosti_z.C3.A1niku_spolku"/><text:span text:style-name="T4">Čl. XIII </text:span><text:span text:style-name="T1">Okolnosti</text:span><text:span text:style-name="T4"> zániku spolku</text:span></text:h>
            <text:p text:style-name="P2">(1) Spolek může zaniknout, pokud se pro zánik vysloví na Flotile nejméně dvě třetiny všech přítomných Plavčíků. V případě zániku bude případný zbylý majetek po likvidaci předán na základě rozhodnutí Flotily neziskové právnické osobě, jejíž cíle jsou blízké cílům spolku.</text:p>
            <text:h text:style-name="P8" text:outline-level="3"><text:bookmark text:name=".C4.8Cl._XIV_P.C5.99echodn.C3.A1_ustanoven.C3.AD"/>Čl. XIV Přechodná ustanovení</text:h>
            <text:p text:style-name="P2">(1) Zakládajícím členem spolku je fyzická osoba splňující podmínky členství (čl. V(1)), která se účastní činnosti přípravného výboru nebo zakládající schůze, a proti jejímuž členství nebyly vzneseny odůvodněné námitky ze strany osob účastnících se činnosti přípravného výboru.</text:p>
            <text:p text:style-name="P2">(2) Výše členského příspěvku je pro první rok činnosti stanovena na 0,- Kč.</text:p>
            <text:h text:style-name="P6" text:outline-level="1"><text:bookmark text:name="P.C5.99.C3.ADlohy"/>Přílohy</text:h>
            <text:list xml:id="list1790843515" text:style-name="L13">
              <text:list-item>
                <text:p text:style-name="P26"><text:a xlink:type="simple" xlink:href="http://mladipirati.cz/index.php?title=Pirátský_kodex"><text:span text:style-name="T8">Pirátský kodex</text:span></text:a></text:p>
              </text:list-item>
              <text:list-item>
                <text:p text:style-name="P26"><text:a xlink:type="simple" xlink:href="http://mladipirati.cz/index.php?title=Soubor:Logo_Mladi_Pirati.svg"><text:span text:style-name="T8">Logo</text:span></text:a></text:p>
              </text:list-item>
            </text:list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Zen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Hind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jtěch Pikal</meta:initial-creator>
    <meta:creation-date>2013-08-10T10:15:14</meta:creation-date>
    <dc:date>2013-10-01T14:13:47</dc:date>
    <dc:creator>Vojtěch Pikal</dc:creator>
    <meta:editing-duration>PT8M52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5" meta:paragraph-count="119" meta:word-count="1262" meta:character-count="8143" meta:non-whitespace-character-count="7053"/>
  </office:meta>
</office:document-meta>
</file>